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23c0d" officeooo:paragraph-rsid="00123c0d"/>
    </style:style>
    <style:style style:name="P3" style:family="paragraph" style:parent-style-name="Standard">
      <style:paragraph-properties fo:text-align="start" style:justify-single-word="false"/>
      <style:text-properties officeooo:rsid="00123c0d" officeooo:paragraph-rsid="0013f3b1"/>
    </style:style>
    <style:style style:name="T1" style:family="text">
      <style:text-properties officeooo:rsid="00123c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span text:style-name="T1">Documento de Requisitos</text:span></text:p>
      <text:p text:style-name="P1"><text:tab/><text:span text:style-name="T1">Clip-cli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umario</text:p>
      <text:p text:style-name="P2"/>
      <text:p text:style-name="P2">1. Introdução</text:p>
      <text:p text:style-name="P2"><text:tab/>1.1 Proposito do Documento</text:p>
      <text:p text:style-name="P2"><text:tab/>1.2 Escopo do Produto</text:p>
      <text:p text:style-name="P2"><text:tab/>1.3 Definição e Abreviações</text:p>
      <text:p text:style-name="P2"><text:tab/>1.4 Visão Geral do Documento</text:p>
      <text:p text:style-name="P2"/>
      <text:p text:style-name="P2">2. Descrição Geral</text:p>
      <text:p text:style-name="P2"><text:tab/>2.1. Perspectiva do Produto</text:p>
      <text:p text:style-name="P2"><text:tab/>2.2. Funções do Produto</text:p>
      <text:p text:style-name="P2"><text:tab/>2.3. Restrições Gerais</text:p>
      <text:p text:style-name="P2"/>
      <text:p text:style-name="P2">3. Requisitos</text:p>
      <text:p text:style-name="P2"><text:tab/>3.1. Requisitos Funcionais</text:p>
      <text:p text:style-name="P2"><text:tab/>3.2. Requisitos não Funcionais</text:p>
      <text:p text:style-name="P2"><text:tab/>3.3.Outros Requisitos</text:p>
      <text:p text:style-name="P2"/>
      <text:p text:style-name="P2">4. Atributos</text:p>
      <text:p text:style-name="P2"><text:tab/>4.1. Disponibilidade</text:p>
      <text:p text:style-name="P2"><text:tab/>4.2. Segurança</text:p>
      <text:p text:style-name="P2"><text:tab/>4.3. Manuten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Introdução</text:p>
      <text:p text:style-name="P2"/>
      <text:p text:style-name="P2"/>
      <text:p text:style-name="P2">1.1. Propósito do Documento</text:p>
      <text:p text:style-name="P2"/>
      <text:p text:style-name="P2">Este documento contém a especificação de requisitos para o sistema WEB GEDAI ( GEDAI- Grupo de Estudo e Desenvolvimento em Automação Industrial ), que armazenará os documentos num banco de dados onde só usuários cadastrados poderão ter acesso dos mesmos.</text:p>
      <text:p text:style-name="P2"/>
      <text:p text:style-name="P2">1.2. Escopo do Produto</text:p>
      <text:p text:style-name="P2"/>
      <text:p text:style-name="P2">O sistema tem como objetivo auxiliar no gerenciamento dos documentos do grupo, como: inserir, excluir, modificar, consultar e resgatar.</text:p>
      <text:p text:style-name="P2"/>
      <text:p text:style-name="P2">1.3 Definições e Abreviações</text:p>
      <text:p text:style-name="P2"/>
      <text:p text:style-name="P2">As definições utilizadas neste documento serão abordadas posteriormente no glossário. Abreviações: • RF: requisito funcional; • RNF: requisito não funcional</text:p>
      <text:p text:style-name="P2"/>
      <text:p text:style-name="P2">1.4 Visão Geral do documento</text:p>
      <text:p text:style-name="P2"/>
      <text:p text:style-name="P2">Este documento apresenta uma descrição geral do sistema, e logo em seguida descreve suas funcionalidades especificando as entradas e saídas para todos os requisitos funcionais. Faz também uma descrição sucinta dos requisitos não funcionais contidos neste sistema.</text:p>
      <text:p text:style-name="P2"/>
      <text:p text:style-name="P2">2. Descrição Geral</text:p>
      <text:p text:style-name="P2"/>
      <text:p text:style-name="P2">O sistema do site GEDAI gerencia os documentos dentro do banco de dados, onde somente os usuários logados terão permissão para inserir, modificar, excluir, consultar e resgatar estes documentos. Neste caso, somente o moderador do site poderá efetuar o cadastro. Caso o usuário esqueça sua senha, haverá um link onde o usuário poderá recuperar a senha, onde a mesma será enviada pelo e-mail cadastrado.</text:p>
      <text:p text:style-name="P2"/>
      <text:p text:style-name="P2">2.1. Perspectiva do Produto</text:p>
      <text:p text:style-name="P2"/>
      <text:p text:style-name="P2">O sistema opera com uma máquina servidor que gerencia o banco de dados e controla o acesso das máquinas clientes devidamente logados no sistema.</text:p>
      <text:p text:style-name="P2"/>
      <text:p text:style-name="P2">2.2. Funções do Produto</text:p>
      <text:p text:style-name="P2"/>
      <text:p text:style-name="P2">Gerenciamento de Documentos: inserir, modificar, excluir, consultar e resgatar os documentos do banco de dados. Gerenciamento de Usuários: cadastrar, modificar e excluir usuário do sistema.</text:p>
      <text:p text:style-name="P2"/>
      <text:p text:style-name="P2">2.3. Restrições Gerais</text:p>
      <text:p text:style-name="P2"/>
      <text:p text:style-name="P2">O sistema não permitirá o acesso aos documentos por pessoas não cadastradas no sistema</text:p>
      <text:p text:style-name="P2"/>
      <text:p text:style-name="P2"/>
      <text:p text:style-name="P2">3. Requisitos</text:p>
      <text:p text:style-name="P2"/>
      <text:p text:style-name="P2">3.1. Requisitos Funcionais</text:p>
      <text:p text:style-name="P3"><text:soft-page-break/>RF. 1: Cadastro de Usuário. Descrição: Somente o moderador do site poderá cadastrar os usuários do sistema. Entrada: Nome de usuário, E-mail e senha. Processo: O cadastro será incluído no banco de dados. Saída: Mensagem de confirmação bem sucedido do cadastro caso tenha sido efetuado com sucesso, senão, mensagem de erro. </text:p>
      <text:p text:style-name="P3"/>
      <text:p text:style-name="P3">RF. 2: Modificação de Cadastrado de Usuário Descrição: O usuário entra com o campo onde ele deseja modificar e o modifica. Entrada: Campo desejado e o novo dado. Processo: Atualização do banco de dados. Saída: Mensagem de confirmação bem sucedido da modificação do cadastro caso tenha sido efetuado com sucesso, senão, mensagem de erro. </text:p>
      <text:p text:style-name="P3"/>
      <text:p text:style-name="P3">RF 3: Exclusão do Cadastro de Usuário Descrição: O moderador do site poderá excluir o cadastro dos usuários. Entrada: Nome de usuário Processo: O sistema verifica se o usuário é cadastrado, se for o usuário é excluído. Saída: Mensagem de confirmação bem sucedido da exclusão do cadastro caso tenha sido efetuado com sucesso, senão, mensagem de erro. </text:p>
      <text:p text:style-name="P3"/>
      <text:p text:style-name="P3">RF. 4: Inserção de Documentos Descrição: Os usuários cadastrados podem inserir documentos com suas descrições. Entrada: Autor(es), título, palavras-chaves, resumo, local de aplicação, upload dos documentos. Processo: O sistema insere todos esses dados no no banco de dados. </text:p>
      <text:p text:style-name="P3"/>
      <text:p text:style-name="P3">RF.5: Modificação de Documento Descrição: O usuário pode fazer alguma alteração na descrição do documento. Entrada: Campo desejado e o novo dado. Processo: Atualização da descrição do documento no banco de dados. Saída: Mensagem de confirmação bem sucedido da modificação caso tenha sido efetuado com sucesso, senão, mensagem de erro. </text:p>
      <text:p text:style-name="P3"/>
      <text:p text:style-name="P3">RF. 6: Exclusão de Documento Descrição: O moderador pode efetuar a exclusão de documentos. Entrada: Título Processo: O sistema busca o título no banco de dados, caso ele encontre ele exclui o documento. Saída: Mensagem de confirmação bem sucedido da exclusão do documento caso tenha sido efetuado com sucesso, senão, mensagem de erro.</text:p>
      <text:p text:style-name="P3"/>
      <text:p text:style-name="P3"><text:s/>RF. 7: Consulta e Resgate de Documentos Descrição: O usuário pode buscar um determinado documento de sua escolha através de qualquer campo. Entrada: Campo(autor, título, palavra-chave ou local de aplicação) ao qual o usuário deseja fazer a busca e o parâmetro de busca. Processo: O sistema busca os documentos referentes ao parâmetro de busca e retorna ao usuário. Saída: Os documentos referentes à busca e o link para se efetuar o download, senão mensagem de que não foi encontrado nenhum documento.</text:p>
      <text:p text:style-name="P3"/>
      <text:p text:style-name="P3">3.2- Requisitos Não Funcionais</text:p>
      <text:p text:style-name="P3"/>
      <text:p text:style-name="P3">3.2.1-Requisitos Organizacionais</text:p>
      <text:p text:style-name="P3"/>
      <text:p text:style-name="P3">RNF. 1: Software. O SGBD utilizado será o PostgreSQL 8.2.4. Este SGBD apesar de ser gratuito é muito confiável. </text:p>
      <text:p text:style-name="P3"/>
      <text:p text:style-name="P3">RFN. 2: Linguagem de Programação O Sistema será feito PHP, que é linguagem de programação muito utilizada no desenvolvimento de WEB sites. </text:p>
      <text:p text:style-name="P3"/>
      <text:p text:style-name="P3">RFN. 3: Hardware A máquina servidora do banco de dados será a utilizada no Laboratório de Inteligência Artificial e Automação.</text:p>
      <text:p text:style-name="P3"/>
      <text:p text:style-name="P3">3.3-Outros Requisitos</text:p>
      <text:p text:style-name="P3"/>
      <text:p text:style-name="P3">O sistema funcionará somente em sistemas operacionais Windows.</text:p>
      <text:p text:style-name="P3"><text:soft-page-break/>4-Atributos</text:p>
      <text:p text:style-name="P3"/>
      <text:p text:style-name="P3">4.1-Disponibilidade O sistema deve estar sempre disponível, caso ocorra alguma interrupção ele deve ser restaurado o mais rápido possível.</text:p>
      <text:p text:style-name="P3"/>
      <text:p text:style-name="P3">4.2-Segurança Como o sistema será via WEB, ele deverá ser o mais seguro possível para que pessoas não autorizadas acessem os documentos inseridos do sistema.</text:p>
      <text:p text:style-name="P3"/>
      <text:p text:style-name="P3">4.3-Manutenção A manutenção será feita por membros do Grupo GEDAI responsáveis nessa ár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5:02.835270391</meta:creation-date>
    <dc:date>2018-09-12T14:24:50.205780824</dc:date>
    <meta:editing-duration>PT10M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5" meta:paragraph-count="57" meta:word-count="857" meta:character-count="5656" meta:non-whitespace-character-count="4833"/>
  </office:meta>
</office:document-meta>
</file>